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6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7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8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9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10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36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40" style:family="paragraph" style:parent-style-name="Standard">
      <style:text-properties style:font-name="Sans-serif" officeooo:paragraph-rsid="0ba2cc3c"/>
    </style:style>
    <style:style style:name="P41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43" style:family="paragraph" style:parent-style-name="Standard">
      <style:text-properties officeooo:rsid="0b30f79e" officeooo:paragraph-rsid="0b30f79e"/>
    </style:style>
    <style:style style:name="P44" style:family="paragraph" style:parent-style-name="Standard">
      <style:text-properties officeooo:paragraph-rsid="0b6590ba"/>
    </style:style>
    <style:style style:name="P45" style:family="paragraph" style:parent-style-name="Standard">
      <style:text-properties style:text-underline-style="none" officeooo:rsid="0d65649e" officeooo:paragraph-rsid="0d658926"/>
    </style:style>
    <style:style style:name="P46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9cfdd4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5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56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7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8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59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60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3708ab" officeooo:paragraph-rsid="0d2bef55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cb3091" officeooo:paragraph-rsid="0dcb3091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7113b38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text-properties style:font-name="Sans-serif" fo:font-size="9pt" fo:font-style="normal" fo:font-weight="normal" officeooo:rsid="0d897171" officeooo:paragraph-rsid="0c3f6cf8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74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text-properties style:font-name="Sans-serif" fo:font-size="9pt" fo:font-style="normal" style:text-underline-style="none" fo:font-weight="normal" officeooo:rsid="0e49a330" officeooo:paragraph-rsid="0e47031d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a6221d7" officeooo:paragraph-rsid="0d98c54d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80" style:family="paragraph" style:parent-style-name="Standard">
      <style:text-properties style:font-name="Sans-serif" fo:font-weight="bold" officeooo:rsid="09670ddb" officeooo:paragraph-rsid="0ec8093c" style:font-weight-asian="bold" style:font-weight-complex="bold"/>
    </style:style>
    <style:style style:name="P81" style:family="paragraph" style:parent-style-name="Standard">
      <style:text-properties style:font-name="Sans-serif" officeooo:paragraph-rsid="0ec90f55"/>
    </style:style>
    <style:style style:name="P82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84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85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86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87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88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89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90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91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9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9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9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9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9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9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9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3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104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105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106" style:family="paragraph" style:parent-style-name="Heading_20_1">
      <style:text-properties officeooo:paragraph-rsid="0cf126e4"/>
    </style:style>
    <style:style style:name="P10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e2de29a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da6891a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da77db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ea25c6b" style:font-style-asian="italic" style:font-weight-asian="normal" style:font-style-complex="italic" style:font-weight-complex="normal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97a15a6" style:font-style-asian="italic" style:font-style-complex="italic"/>
    </style:style>
    <style:style style:name="T93" style:family="text">
      <style:text-properties fo:font-style="italic" officeooo:rsid="0b8ddee7" style:font-style-asian="italic" style:font-style-complex="italic"/>
    </style:style>
    <style:style style:name="T94" style:family="text">
      <style:text-properties fo:font-style="italic" officeooo:rsid="0716bceb" style:font-style-asian="italic" style:font-style-complex="italic"/>
    </style:style>
    <style:style style:name="T95" style:family="text">
      <style:text-properties fo:font-style="italic" officeooo:rsid="09204535" style:font-style-asian="italic" style:font-style-complex="italic"/>
    </style:style>
    <style:style style:name="T96" style:family="text">
      <style:text-properties fo:font-style="italic" officeooo:rsid="083c8ada" style:font-style-asian="italic" style:font-style-complex="italic"/>
    </style:style>
    <style:style style:name="T97" style:family="text">
      <style:text-properties fo:font-style="italic" officeooo:rsid="0ce6ed8d" style:font-style-asian="italic" style:font-style-complex="italic"/>
    </style:style>
    <style:style style:name="T98" style:family="text">
      <style:text-properties fo:font-style="italic" officeooo:rsid="08388490" style:font-style-asian="italic" style:font-style-complex="italic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716bceb" style:font-style-asian="normal" style:font-style-complex="normal"/>
    </style:style>
    <style:style style:name="T101" style:family="text">
      <style:text-properties fo:font-style="normal" officeooo:rsid="0b3d8491" style:font-style-asian="normal" style:font-style-complex="normal"/>
    </style:style>
    <style:style style:name="T102" style:family="text">
      <style:text-properties fo:font-style="normal" officeooo:rsid="071c4ff5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58fcc5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officeooo:rsid="0c5924ef" style:font-style-asian="normal" style:font-style-complex="normal"/>
    </style:style>
    <style:style style:name="T142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4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5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46" style:family="text">
      <style:text-properties style:font-name="Sans-serif" fo:font-size="9pt" fo:font-style="italic" fo:font-weight="normal" officeooo:rsid="0d8f79c3" style:font-size-asian="9pt" style:font-style-asian="italic" style:font-weight-asian="normal" style:font-size-complex="9pt" style:font-style-complex="italic" style:font-weight-complex="normal"/>
    </style:style>
    <style:style style:name="T147" style:family="text">
      <style:text-properties style:font-name="Sans-serif" fo:font-size="9pt" fo:font-style="italic" fo:font-weight="normal" officeooo:rsid="0e3f8b06" style:font-size-asian="9pt" style:font-style-asian="italic" style:font-weight-asian="normal" style:font-size-complex="9pt" style:font-style-complex="italic" style:font-weight-complex="normal"/>
    </style:style>
    <style:style style:name="T148" style:family="text">
      <style:text-properties style:font-name="Sans-serif" fo:font-size="9pt" fo:font-style="italic" fo:font-weight="normal" officeooo:rsid="0e4e923d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e422cc9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51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52" style:family="text">
      <style:text-properties style:font-name="Sans-serif"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53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4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5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201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4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5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6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9b384e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eb6a5d8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221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2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4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5" style:family="text">
      <style:text-properties style:font-name="Sans-serif" fo:font-weight="normal" style:font-weight-asian="normal" style:font-weight-complex="normal"/>
    </style:style>
    <style:style style:name="T246" style:family="text">
      <style:text-properties style:font-name="Sans-serif" fo:font-weight="normal" officeooo:rsid="0b333eeb" style:font-weight-asian="normal" style:font-weight-complex="normal"/>
    </style:style>
    <style:style style:name="T247" style:family="text">
      <style:text-properties style:font-name="Sans-serif" fo:font-weight="normal" officeooo:rsid="0b4889e8" style:font-weight-asian="normal" style:font-weight-complex="normal"/>
    </style:style>
    <style:style style:name="T248" style:family="text">
      <style:text-properties style:font-name="Sans-serif" fo:font-weight="normal" officeooo:rsid="0e2ab47c" style:font-weight-asian="normal" style:font-weight-complex="normal"/>
    </style:style>
    <style:style style:name="T249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250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251" style:family="text">
      <style:text-properties style:font-name="Sans-serif" style:text-underline-style="solid" style:text-underline-width="auto" style:text-underline-color="font-color" fo:font-weight="normal" officeooo:rsid="0d891efa" style:font-weight-asian="normal" style:font-weight-complex="normal"/>
    </style:style>
    <style:style style:name="T252" style:family="text">
      <style:text-properties style:font-name="Sans-serif" fo:font-size="10pt" fo:font-style="normal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Sans-serif" fo:font-size="10pt" fo:font-style="normal" officeooo:rsid="06f66ded" style:font-size-asian="10pt" style:font-style-asian="normal" style:font-size-complex="10pt" style:font-style-complex="normal"/>
    </style:style>
    <style:style style:name="T254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5" style:family="text">
      <style:text-properties style:font-name="Sans-serif" fo:font-size="10pt" officeooo:rsid="06f66ded" style:font-size-asian="10pt" style:font-size-complex="10pt"/>
    </style:style>
    <style:style style:name="T25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1" style:family="text">
      <style:text-properties fo:font-size="9pt" style:font-size-asian="9pt" style:font-size-complex="9pt"/>
    </style:style>
    <style:style style:name="T272" style:family="text">
      <style:text-properties fo:font-size="9pt" officeooo:rsid="0716bceb" style:font-size-asian="9pt" style:font-size-complex="9pt"/>
    </style:style>
    <style:style style:name="T273" style:family="text">
      <style:text-properties fo:font-size="9pt" officeooo:rsid="071b3c17" style:font-size-asian="9pt" style:font-size-complex="9pt"/>
    </style:style>
    <style:style style:name="T274" style:family="text">
      <style:text-properties fo:font-size="9pt" officeooo:rsid="071c4ff5" style:font-size-asian="9pt" style:font-size-complex="9pt"/>
    </style:style>
    <style:style style:name="T275" style:family="text">
      <style:text-properties fo:font-size="9pt" officeooo:rsid="082e99d0" style:font-size-asian="9pt" style:font-size-complex="9pt"/>
    </style:style>
    <style:style style:name="T276" style:family="text">
      <style:text-properties fo:font-size="9pt" officeooo:rsid="0a738daa" style:font-size-asian="9pt" style:font-size-complex="9pt"/>
    </style:style>
    <style:style style:name="T277" style:family="text">
      <style:text-properties fo:font-size="9pt" officeooo:rsid="0b49f672" style:font-size-asian="9pt" style:font-size-complex="9pt"/>
    </style:style>
    <style:style style:name="T278" style:family="text">
      <style:text-properties fo:font-size="9pt" officeooo:rsid="0b4a29b0" style:font-size-asian="9pt" style:font-size-complex="9pt"/>
    </style:style>
    <style:style style:name="T279" style:family="text">
      <style:text-properties fo:font-size="9pt" officeooo:rsid="0b4b9307" style:font-size-asian="9pt" style:font-size-complex="9pt"/>
    </style:style>
    <style:style style:name="T280" style:family="text">
      <style:text-properties fo:font-size="9pt" officeooo:rsid="0bc7b627" style:font-size-asian="9pt" style:font-size-complex="9pt"/>
    </style:style>
    <style:style style:name="T281" style:family="text">
      <style:text-properties fo:font-size="9pt" officeooo:rsid="0bc8963e" style:font-size-asian="9pt" style:font-size-complex="9pt"/>
    </style:style>
    <style:style style:name="T282" style:family="text">
      <style:text-properties fo:font-size="9pt" officeooo:rsid="0c1acaa6" style:font-size-asian="9pt" style:font-size-complex="9pt"/>
    </style:style>
    <style:style style:name="T283" style:family="text">
      <style:text-properties fo:font-size="9pt" officeooo:rsid="0c1c85fc" style:font-size-asian="9pt" style:font-size-complex="9pt"/>
    </style:style>
    <style:style style:name="T284" style:family="text">
      <style:text-properties fo:font-size="9pt" officeooo:rsid="0c1e2077" style:font-size-asian="9pt" style:font-size-complex="9pt"/>
    </style:style>
    <style:style style:name="T285" style:family="text">
      <style:text-properties fo:font-size="9pt" officeooo:rsid="0c204544" style:font-size-asian="9pt" style:font-size-complex="9pt"/>
    </style:style>
    <style:style style:name="T286" style:family="text">
      <style:text-properties fo:font-size="9pt" officeooo:rsid="0c2f6408" style:font-size-asian="9pt" style:font-size-complex="9pt"/>
    </style:style>
    <style:style style:name="T287" style:family="text">
      <style:text-properties fo:font-size="9pt" officeooo:rsid="0c32285a" style:font-size-asian="9pt" style:font-size-complex="9pt"/>
    </style:style>
    <style:style style:name="T288" style:family="text">
      <style:text-properties fo:font-size="9pt" officeooo:rsid="0c324e02" style:font-size-asian="9pt" style:font-size-complex="9pt"/>
    </style:style>
    <style:style style:name="T289" style:family="text">
      <style:text-properties fo:font-size="9pt" officeooo:rsid="0c360eea" style:font-size-asian="9pt" style:font-size-complex="9pt"/>
    </style:style>
    <style:style style:name="T290" style:family="text">
      <style:text-properties fo:font-size="9pt" officeooo:rsid="0c8ed370" style:font-size-asian="9pt" style:font-size-complex="9pt"/>
    </style:style>
    <style:style style:name="T291" style:family="text">
      <style:text-properties fo:font-size="9pt" officeooo:rsid="0c922193" style:font-size-asian="9pt" style:font-size-complex="9pt"/>
    </style:style>
    <style:style style:name="T292" style:family="text">
      <style:text-properties fo:font-size="9pt" officeooo:rsid="0c96c4d2" style:font-size-asian="9pt" style:font-size-complex="9pt"/>
    </style:style>
    <style:style style:name="T293" style:family="text">
      <style:text-properties fo:font-size="9pt" officeooo:rsid="0c9ce444" style:font-size-asian="9pt" style:font-size-complex="9pt"/>
    </style:style>
    <style:style style:name="T294" style:family="text">
      <style:text-properties fo:font-size="9pt" officeooo:rsid="0c9de0a2" style:font-size-asian="9pt" style:font-size-complex="9pt"/>
    </style:style>
    <style:style style:name="T295" style:family="text">
      <style:text-properties fo:font-size="9pt" officeooo:rsid="0ca18802" style:font-size-asian="9pt" style:font-size-complex="9pt"/>
    </style:style>
    <style:style style:name="T296" style:family="text">
      <style:text-properties fo:font-size="9pt" officeooo:rsid="0d35e816" style:font-size-asian="9pt" style:font-size-complex="9pt"/>
    </style:style>
    <style:style style:name="T297" style:family="text">
      <style:text-properties fo:font-size="9pt" officeooo:rsid="0d7023ee" style:font-size-asian="9pt" style:font-size-complex="9pt"/>
    </style:style>
    <style:style style:name="T298" style:family="text">
      <style:text-properties fo:font-size="9pt" officeooo:rsid="0dcd2eca" style:font-size-asian="9pt" style:font-size-complex="9pt"/>
    </style:style>
    <style:style style:name="T299" style:family="text">
      <style:text-properties fo:font-size="9pt" officeooo:rsid="0dd1aa80" style:font-size-asian="9pt" style:font-size-complex="9pt"/>
    </style:style>
    <style:style style:name="T300" style:family="text">
      <style:text-properties fo:font-size="9pt" officeooo:rsid="0dd22b58" style:font-size-asian="9pt" style:font-size-complex="9pt"/>
    </style:style>
    <style:style style:name="T301" style:family="text">
      <style:text-properties fo:font-size="9pt" officeooo:rsid="0ec02a5a" style:font-size-asian="9pt" style:font-size-complex="9pt"/>
    </style:style>
    <style:style style:name="T30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77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78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79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80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81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82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83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84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85" style:family="text">
      <style:text-properties fo:font-size="9pt" fo:font-weight="bold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0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91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92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9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4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5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6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7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8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99" style:family="text">
      <style:text-properties officeooo:rsid="0716bceb"/>
    </style:style>
    <style:style style:name="T400" style:family="text">
      <style:text-properties officeooo:rsid="08388490"/>
    </style:style>
    <style:style style:name="T401" style:family="text">
      <style:text-properties officeooo:rsid="083c8ada"/>
    </style:style>
    <style:style style:name="T402" style:family="text">
      <style:text-properties officeooo:rsid="09204535"/>
    </style:style>
    <style:style style:name="T403" style:family="text">
      <style:text-properties officeooo:rsid="09fc0454"/>
    </style:style>
    <style:style style:name="T404" style:family="text">
      <style:text-properties style:text-underline-style="none" fo:font-weight="normal" style:font-weight-asian="normal" style:font-weight-complex="normal"/>
    </style:style>
    <style:style style:name="T405" style:family="text">
      <style:text-properties style:text-underline-style="none" fo:font-weight="normal" officeooo:rsid="0b566c66" style:font-weight-asian="normal" style:font-weight-complex="normal"/>
    </style:style>
    <style:style style:name="T406" style:family="text">
      <style:text-properties style:text-underline-style="none" fo:font-weight="normal" officeooo:rsid="0b56a798" style:font-weight-asian="normal" style:font-weight-complex="normal"/>
    </style:style>
    <style:style style:name="T407" style:family="text">
      <style:text-properties style:text-underline-style="none" fo:font-weight="normal" officeooo:rsid="0b56ffad" style:font-weight-asian="normal" style:font-weight-complex="normal"/>
    </style:style>
    <style:style style:name="T408" style:family="text">
      <style:text-properties style:text-underline-style="none" fo:font-weight="normal" officeooo:rsid="0b5ae17c" style:font-weight-asian="normal" style:font-weight-complex="normal"/>
    </style:style>
    <style:style style:name="T409" style:family="text">
      <style:text-properties style:text-underline-style="none" fo:font-weight="normal" officeooo:rsid="0b5b43a8" style:font-weight-asian="normal" style:font-weight-complex="normal"/>
    </style:style>
    <style:style style:name="T410" style:family="text">
      <style:text-properties style:text-underline-style="none" fo:font-weight="normal" officeooo:rsid="0b5d4797" style:font-weight-asian="normal" style:font-weight-complex="normal"/>
    </style:style>
    <style:style style:name="T411" style:family="text">
      <style:text-properties style:text-underline-style="none" fo:font-weight="normal" officeooo:rsid="0b6073ba" style:font-weight-asian="normal" style:font-weight-complex="normal"/>
    </style:style>
    <style:style style:name="T412" style:family="text">
      <style:text-properties style:text-underline-style="none" fo:font-weight="normal" officeooo:rsid="0b61dc80" style:font-weight-asian="normal" style:font-weight-complex="normal"/>
    </style:style>
    <style:style style:name="T413" style:family="text">
      <style:text-properties style:text-underline-style="none" fo:font-weight="normal" officeooo:rsid="0b69438f" style:font-weight-asian="normal" style:font-weight-complex="normal"/>
    </style:style>
    <style:style style:name="T414" style:family="text">
      <style:text-properties style:text-underline-style="none" fo:font-weight="normal" officeooo:rsid="0b69ea75" style:font-weight-asian="normal" style:font-weight-complex="normal"/>
    </style:style>
    <style:style style:name="T415" style:family="text">
      <style:text-properties style:text-underline-style="none" fo:font-weight="normal" officeooo:rsid="0b6d0886" style:font-weight-asian="normal" style:font-weight-complex="normal"/>
    </style:style>
    <style:style style:name="T416" style:family="text">
      <style:text-properties style:text-underline-style="none" fo:font-weight="normal" officeooo:rsid="0b81b1cf" style:font-weight-asian="normal" style:font-weight-complex="normal"/>
    </style:style>
    <style:style style:name="T417" style:family="text">
      <style:text-properties style:text-underline-style="none" fo:font-weight="normal" officeooo:rsid="0b86463d" style:font-weight-asian="normal" style:font-weight-complex="normal"/>
    </style:style>
    <style:style style:name="T418" style:family="text">
      <style:text-properties style:text-underline-style="none" fo:font-weight="normal" officeooo:rsid="0b8ab976" style:font-weight-asian="normal" style:font-weight-complex="normal"/>
    </style:style>
    <style:style style:name="T419" style:family="text">
      <style:text-properties style:text-underline-style="none" fo:font-weight="normal" officeooo:rsid="0b8c78ef" style:font-weight-asian="normal" style:font-weight-complex="normal"/>
    </style:style>
    <style:style style:name="T420" style:family="text">
      <style:text-properties style:text-underline-style="none" fo:font-weight="normal" officeooo:rsid="0c5924ef" style:font-weight-asian="normal" style:font-weight-complex="normal"/>
    </style:style>
    <style:style style:name="T421" style:family="text">
      <style:text-properties style:text-underline-style="none" fo:font-weight="normal" officeooo:rsid="0c65a08e" style:font-weight-asian="normal" style:font-weight-complex="normal"/>
    </style:style>
    <style:style style:name="T422" style:family="text">
      <style:text-properties style:text-underline-style="none" fo:font-weight="normal" officeooo:rsid="0c67322e" style:font-weight-asian="normal" style:font-weight-complex="normal"/>
    </style:style>
    <style:style style:name="T423" style:family="text">
      <style:text-properties style:text-underline-style="none" fo:font-weight="normal" officeooo:rsid="0da53b82" style:font-weight-asian="normal" style:font-weight-complex="normal"/>
    </style:style>
    <style:style style:name="T424" style:family="text">
      <style:text-properties style:text-underline-style="none" fo:font-weight="normal" officeooo:rsid="0da86884" style:font-weight-asian="normal" style:font-weight-complex="normal"/>
    </style:style>
    <style:style style:name="T425" style:family="text">
      <style:text-properties style:text-underline-style="none" fo:font-weight="normal" officeooo:rsid="0daa2847" style:font-weight-asian="normal" style:font-weight-complex="normal"/>
    </style:style>
    <style:style style:name="T426" style:family="text">
      <style:text-properties style:text-underline-style="none" fo:font-weight="normal" officeooo:rsid="0daa4576" style:font-weight-asian="normal" style:font-weight-complex="normal"/>
    </style:style>
    <style:style style:name="T427" style:family="text">
      <style:text-properties style:text-underline-style="none" fo:font-weight="normal" officeooo:rsid="0dad4e6d" style:font-weight-asian="normal" style:font-weight-complex="normal"/>
    </style:style>
    <style:style style:name="T428" style:family="text">
      <style:text-properties style:text-underline-style="none" fo:font-weight="normal" officeooo:rsid="0daf2072" style:font-weight-asian="normal" style:font-weight-complex="normal"/>
    </style:style>
    <style:style style:name="T429" style:family="text">
      <style:text-properties style:text-underline-style="none" fo:font-weight="normal" officeooo:rsid="0db0f4c8" style:font-weight-asian="normal" style:font-weight-complex="normal"/>
    </style:style>
    <style:style style:name="T430" style:family="text">
      <style:text-properties style:text-underline-style="none" fo:font-weight="normal" officeooo:rsid="0db17989" style:font-weight-asian="normal" style:font-weight-complex="normal"/>
    </style:style>
    <style:style style:name="T431" style:family="text">
      <style:text-properties style:text-underline-style="none" fo:font-weight="normal" officeooo:rsid="0db3b9db" style:font-weight-asian="normal" style:font-weight-complex="normal"/>
    </style:style>
    <style:style style:name="T432" style:family="text">
      <style:text-properties style:text-underline-style="none" fo:font-weight="normal" officeooo:rsid="0db54d3a" style:font-weight-asian="normal" style:font-weight-complex="normal"/>
    </style:style>
    <style:style style:name="T433" style:family="text">
      <style:text-properties style:text-underline-style="none" fo:font-weight="normal" officeooo:rsid="0ea25c6b" style:font-weight-asian="normal" style:font-weight-complex="normal"/>
    </style:style>
    <style:style style:name="T434" style:family="text">
      <style:text-properties officeooo:rsid="0b8ddee7"/>
    </style:style>
    <style:style style:name="T435" style:family="text">
      <style:text-properties officeooo:rsid="0ce6ed8d"/>
    </style:style>
    <style:style style:name="T436" style:family="text">
      <style:text-properties officeooo:rsid="0d09e420"/>
    </style:style>
    <style:style style:name="T437" style:family="text">
      <style:text-properties officeooo:rsid="0dd83591"/>
    </style:style>
    <style:style style:name="T438" style:family="text">
      <style:text-properties officeooo:rsid="097a1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45">You’re a PC. You and your </text:span><text:span text:style-name="T247">comrades</text:span><text:span text:style-name="T245"> are literally the center of the entire universe. </text:span><text:span text:style-name="T248">This playbook includes what you need to define yourself and drive the story.</text:span></text:p>
      <text:p text:style-name="P43"/>
      <text:p text:style-name="P45"><text:span text:style-name="T246">[</text:span><text:span text:style-name="T251">Please </text:span><text:span text:style-name="T250">read</text:span><text:span text:style-name="T249"> the last two pages first.</text:span><text:span text:style-name="T246">]</text:span></text:p>
      <text:h text:style-name="Heading_20_1" text:outline-level="1">Resources</text:h>
      <text:p text:style-name="P3">Concept –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Stick to things </text:span><text:span text:style-name="T21">we’d notice on screen. </text:span><text:span text:style-name="T22">You can change or refine this as you play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2"/>
      <text:p text:style-name="P8">Drives –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7"/>
      <text:p text:style-name="P60">1.</text:p>
      <text:p text:style-name="P60"/>
      <text:p text:style-name="P44"><text:span text:style-name="T168">2</text:span><text:span text:style-name="T167">.</text:span></text:p>
      <text:p text:style-name="P2"/>
      <text:p text:style-name="P9"><text:span text:style-name="T437">🗣Profession </text:span>–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3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8"/>
      <text:p text:style-name="P58"/>
      <text:p text:style-name="P85"><text:span text:style-name="T403">Health</text:span> –<text:span text:style-name="T4"> </text:span><text:span text:style-name="T8">Health </text:span><text:span text:style-name="T9">abstractly </text:span><text:span text:style-name="T103">represents </text:span><text:span text:style-name="T106">the integrity and functionality </text:span><text:span text:style-name="T111">o</text:span><text:span text:style-name="T106">f your body, </text:span><text:span text:style-name="T110">mind, </text:span><text:span text:style-name="T112">and spirit</text:span><text:span text:style-name="T103">. </text:span><text:span text:style-name="T4">When you’re weakened or injured, you </text:span><text:span text:style-name="T198">⌞</text:span><text:span text:style-name="T83">take harm⌝</text:span><text:span text:style-name="T103">, </text:span><text:span text:style-name="T109">which might cause you to lose health</text:span><text:span text:style-name="T103">. </text:span><text:span text:style-name="T105"><text:s/></text:span><text:span text:style-name="T107">W</text:span><text:span text:style-name="T103">hen you </text:span><text:span text:style-name="T107">erase</text:span><text:span text:style-name="T103"> your last </text:span><text:span text:style-name="T108">health</text:span><text:span text:style-name="T103">, </text:span><text:span text:style-name="T198">⌞</text:span><text:span text:style-name="T83">you die⌝</text:span><text:span text:style-name="T103">.</text:span></text:p>
      <text:p text:style-name="P41"/>
      <text:p text:style-name="P17"><text:span text:style-name="T304">● </text:span><text:span text:style-name="T306">1. </text:span><text:span text:style-name="T305">▢ ▢ ▢ <text:s/></text:span><text:span text:style-name="T307">(Human)</text:span></text:p>
      <text:p text:style-name="P11"><text:span text:style-name="T304">△ </text:span><text:span text:style-name="T307">2. </text:span><text:span text:style-name="T305">▢ ▢ ▢ <text:s/></text:span><text:span text:style-name="T307">(Superhuman)</text:span></text:p>
      <text:p text:style-name="P12"><text:span text:style-name="T304">△ </text:span><text:span text:style-name="T308">3</text:span><text:span text:style-name="T307">. </text:span><text:span text:style-name="T305">▢ ▢ ▢ <text:s/></text:span><text:span text:style-name="T307">(</text:span><text:span text:style-name="T308">Boss-tier</text:span><text:span text:style-name="T307">)</text:span></text:p>
      <text:p text:style-name="P32"/>
      <text:p text:style-name="P79"><text:span text:style-name="T369">R</text:span><text:span text:style-name="T368">esist </text:span><text:span text:style-name="T305">▢ ▢ </text:span><text:span text:style-name="T368">– </text:span><text:span text:style-name="T302">When you </text:span><text:span text:style-name="T309">make a roll and </text:span><text:span text:style-name="T302">don’t like the complications the GM </text:span><text:span text:style-name="T309">describes</text:span><text:span text:style-name="T303">, </text:span><text:span text:style-name="T302">you can </text:span><text:span text:style-name="T367">⌞</text:span><text:span text:style-name="T393">resist consequences</text:span><text:span text:style-name="T305">⌝</text:span><text:span text:style-name="T302">.</text:span></text:p>
      <text:p text:style-name="P72"/>
      <text:p text:style-name="P80"><text:span text:style-name="T372">XP</text:span><text:span text:style-name="T200"> </text:span><text:span text:style-name="T165">▢ ▢ ▢ </text:span><text:span text:style-name="T305">▢ ▢ ▢ ▢ ▢ </text:span><text:span text:style-name="T373">–</text:span><text:span text:style-name="T305"> </text:span><text:span text:style-name="T313">You get XP </text:span><text:span text:style-name="T359">mostly for good </text:span><text:span text:style-name="T362">storytelling</text:span><text:span text:style-name="T359">.</text:span><text:span text:style-name="T313"> </text:span><text:span text:style-name="T312">When you fill your last XP, </text:span><text:span text:style-name="T367">⌞</text:span><text:span text:style-name="T394">level up⌝</text:span><text:span text:style-name="T360">.</text:span></text:p>
      <text:h text:style-name="Heading_20_1" text:outline-level="1">Aptitudes</text:h>
      <text:p text:style-name="P38"><text:span text:style-name="T271">These are </text:span><text:span text:style-name="T277">exciting </text:span><text:span text:style-name="T279">things</text:span><text:span text:style-name="T278"> </text:span><text:span text:style-name="T271">that </text:span><text:span text:style-name="T275">many</text:span><text:span text:style-name="T271"> people could learn to do, </text:span><text:span text:style-name="T283">although they hardly cover the </text:span><text:span text:style-name="T284">true </text:span><text:span text:style-name="T283">gamut of experience</text:span><text:span text:style-name="T271">. <text:s/></text:span><text:span text:style-name="T293">They’re </text:span><text:span text:style-name="T280">intentionally broad. </text:span><text:span text:style-name="T398">If</text:span><text:span text:style-name="T289"> you </text:span><text:span text:style-name="T295">want</text:span><text:span text:style-name="T289">, y</text:span><text:span text:style-name="T281">ou </text:span><text:span text:style-name="T294">can</text:span><text:span text:style-name="T281"> </text:span><text:span text:style-name="T287">informally</text:span><text:span text:style-name="T281"> restrict </text:span><text:span text:style-name="T282">your</text:span><text:span text:style-name="T301">self</text:span><text:span text:style-name="T287">—</text:span><text:span text:style-name="T288">e.g. nurture only with</text:span><text:span text:style-name="T376"> </text:span><text:span text:style-name="T377">feng shui</text:span><text:span text:style-name="T378">, </text:span><text:span text:style-name="T381">research only beetles, etc.</text:span></text:p>
      <text:p text:style-name="P37"/>
      <text:p text:style-name="P35"><text:span text:style-name="T385">○ </text:span><text:span text:style-name="T392">Operation</text:span><text:span text:style-name="T386"> </text:span><text:span text:style-name="T385">○ ○ ○</text:span><text:span text:style-name="T387"> –</text:span><text:span text:style-name="T271"> </text:span><text:span text:style-name="T285">You’</text:span><text:span text:style-name="T290">re</text:span><text:span text:style-name="T285"> run</text:span><text:span text:style-name="T290">ning</text:span><text:span text:style-name="T285">, pilot</text:span><text:span text:style-name="T290">ing</text:span><text:span text:style-name="T285">, or command</text:span><text:span text:style-name="T290">ing</text:span><text:span text:style-name="T285"> subtle or intricate </text:span><text:span text:style-name="T292">mechanisms</text:span><text:span text:style-name="T285"> to reap maximum performance.</text:span></text:p>
      <text:p text:style-name="P33"/>
      <text:p text:style-name="P34"><text:span text:style-name="T1">○ </text:span><text:span text:style-name="T3">Administration </text:span><text:span text:style-name="T1">○ ○ ○</text:span><text:span text:style-name="T2"> –</text:span><text:span text:style-name="T399"> You’re wrangling and managing minutiae—nothing slips through the cracks.</text:span></text:p>
      <text:p text:style-name="P73"/>
      <text:p text:style-name="P27"><text:span text:style-name="T99">○ </text:span><text:span text:style-name="T101">Nurturing</text:span><text:span text:style-name="T102"> </text:span><text:span text:style-name="T99">○ ○ ○ –</text:span><text:span text:style-name="T103"> </text:span><text:span text:style-name="T114">You’</text:span><text:span text:style-name="T120">re</text:span><text:span text:style-name="T114"> </text:span><text:span text:style-name="T115">provid</text:span><text:span text:style-name="T120">ing</text:span><text:span text:style-name="T115"> just the right</text:span><text:span text:style-name="T114"> </text:span><text:span text:style-name="T118">encouragement, </text:span><text:span text:style-name="T114">support, safety, or kick in the ass.</text:span></text:p>
      <text:p text:style-name="P19"/>
      <text:p text:style-name="P35"><text:span text:style-name="T387">○ </text:span><text:span text:style-name="T391">Fighting</text:span><text:span text:style-name="T386"> </text:span><text:span text:style-name="T387">○ ○ ○ –</text:span><text:span text:style-name="T272"> </text:span><text:span text:style-name="T276">You’</text:span><text:span text:style-name="T299">re</text:span><text:span text:style-name="T296"> </text:span><text:span text:style-name="T297">coordinating, </text:span><text:span text:style-name="T296">applying, and resisting purposeful </text:span><text:span text:style-name="T298">violence or force with </text:span><text:span text:style-name="T300">scary familiarity.</text:span></text:p>
      <text:p text:style-name="P20"/>
      <text:p text:style-name="P35"><text:span text:style-name="T387">○ </text:span><text:span text:style-name="T388">Athletics</text:span><text:span text:style-name="T386"> </text:span><text:span text:style-name="T387">○ ○ ○ –</text:span><text:span text:style-name="T272"> </text:span><text:span text:style-name="T273">You’</text:span><text:span text:style-name="T291">re</text:span><text:span text:style-name="T273"> push</text:span><text:span text:style-name="T291">ing</text:span><text:span text:style-name="T273"> yourself to the limit as you exert your body.</text:span></text:p>
      <text:p text:style-name="P36"/>
      <text:p text:style-name="P39"><text:span text:style-name="T387">○ </text:span><text:span text:style-name="T389">Research </text:span><text:span text:style-name="T387">○ ○ ○ –</text:span><text:span text:style-name="T256"> </text:span><text:span text:style-name="T258">You’</text:span><text:span text:style-name="T263">re</text:span><text:span text:style-name="T258"> </text:span><text:span text:style-name="T261">discover</text:span><text:span text:style-name="T263">ing</text:span><text:span text:style-name="T261">, </text:span><text:span text:style-name="T260">examin</text:span><text:span text:style-name="T263">ing</text:span><text:span text:style-name="T259">, </text:span><text:span text:style-name="T260">and analyz</text:span><text:span text:style-name="T263">ing</text:span><text:span text:style-name="T260"> </text:span><text:span text:style-name="T259">knowledge </text:span><text:span text:style-name="T262">that others would overlook.</text:span></text:p>
      <text:p text:style-name="P21"/>
      <text:p text:style-name="P14"><text:span text:style-name="T272">○ </text:span><text:span text:style-name="T286">Engineering</text:span><text:span text:style-name="T274"> </text:span><text:span text:style-name="T272">○ ○ ○ –</text:span><text:span text:style-name="T256"> </text:span><text:span text:style-name="T319">You’</text:span><text:span text:style-name="T321">re</text:span><text:span text:style-name="T319"> apply</text:span><text:span text:style-name="T321">ing</text:span><text:span text:style-name="T319"> knowledge and artifice to synthesize </text:span><text:span text:style-name="T346">novel</text:span><text:span text:style-name="T322"> </text:span><text:span text:style-name="T319">techniques </text:span><text:span text:style-name="T320">and</text:span><text:span text:style-name="T319"> artifacts.</text:span></text:p>
      <text:p text:style-name="P61"/>
      <text:p text:style-name="P15"><text:span text:style-name="T370">○ </text:span><text:span text:style-name="T379">Relations</text:span><text:span text:style-name="T371"> </text:span><text:span text:style-name="T370">○ ○ ○ – </text:span><text:span text:style-name="T314">You</text:span><text:span text:style-name="T323">’re</text:span><text:span text:style-name="T314"> </text:span><text:span text:style-name="T353">manipulating</text:span><text:span text:style-name="T314">,</text:span><text:span text:style-name="T323"> </text:span><text:span text:style-name="T326">negotiating, </text:span><text:span text:style-name="T352">or navigating</text:span><text:span text:style-name="T314"> </text:span><text:span text:style-name="T354">some kind of relationship</text:span><text:span text:style-name="T316"> </text:span><text:span text:style-name="T314">with </text:span><text:span text:style-name="T357">deep </text:span><text:span text:style-name="T355">empathy</text:span><text:span text:style-name="T317"> </text:span><text:span text:style-name="T314">and </text:span><text:span text:style-name="T356">insight</text:span><text:span text:style-name="T314">—</text:span><text:span text:style-name="T339">we</text:span><text:span text:style-name="T338"> get it, you fuck.</text:span></text:p>
      <text:p text:style-name="P61"/>
      <text:p text:style-name="P13"><text:span text:style-name="T370">○ </text:span><text:span text:style-name="T374">Shady Shit </text:span><text:span text:style-name="T370">○ ○ ○ – </text:span><text:span text:style-name="T310">You’</text:span><text:span text:style-name="T323">re</text:span><text:span text:style-name="T310"> practic</text:span><text:span text:style-name="T323">ing</text:span><text:span text:style-name="T310"> the </text:span><text:span text:style-name="T326">secret</text:span><text:span text:style-name="T318"> </text:span><text:span text:style-name="T310">tricks of the trade for those who </text:span><text:span text:style-name="T311">lurk </text:span><text:span text:style-name="T315">beyond the edge of polite society</text:span><text:span text:style-name="T310">.</text:span></text:p>
      <text:p text:style-name="P62"/>
      <text:p text:style-name="P16"><text:span text:style-name="T370">○ </text:span><text:span text:style-name="T383">🗣</text:span><text:span text:style-name="T375">Spooky </text:span><text:span text:style-name="T374">Shit </text:span><text:span text:style-name="T370">○ ○ ○ –</text:span><text:span text:style-name="T304"> </text:span><text:span text:style-name="T314">You’</text:span><text:span text:style-name="T324">re</text:span><text:span text:style-name="T314"> </text:span><text:span text:style-name="T324">interacting with the weird, esoteric, and uncanny on its own terms—</text:span><text:span text:style-name="T327">or at least you think you are</text:span><text:span text:style-name="T325">.</text:span></text:p>
      <text:p text:style-name="P63"/>
      <text:p text:style-name="P18"><text:span text:style-name="T370">○ </text:span><text:span text:style-name="T383">🗣</text:span><text:span text:style-name="T380">Profession</text:span><text:span text:style-name="T382">al Skills</text:span><text:span text:style-name="T371"> </text:span><text:span text:style-name="T370">○ ○ ○ –</text:span><text:span text:style-name="T304"> </text:span><text:span text:style-name="T340">You’re applying </text:span><text:span text:style-name="T342">the </text:span><text:span text:style-name="T363">educated</text:span><text:span text:style-name="T345">, </text:span><text:span text:style-name="T361">practiced, or </text:span><text:span text:style-name="T364">specialized</text:span><text:span text:style-name="T345"> </text:span><text:span text:style-name="T341">knowledge and skills </text:span><text:span text:style-name="T342">of </text:span><text:span text:style-name="T361">your</text:span><text:span text:style-name="T344"> </text:span><text:span text:style-name="T366">trade or </text:span><text:span text:style-name="T365">p</text:span><text:span text:style-name="T361">rofession</text:span><text:span text:style-name="T343">.</text:span></text:p>
      <text:p text:style-name="P64"/>
      <text:h text:style-name="P106" text:outline-level="1"><text:span text:style-name="T436">Story</text:span> Moves</text:h>
      <text:p text:style-name="P40"><text:span text:style-name="T304">“</text:span><text:span text:style-name="T347">Someone” means </text:span><text:span text:style-name="T351">a person or </text:span><text:span text:style-name="T347">anything animate. “</text:span><text:span text:style-name="T349">Something” means </text:span><text:span text:style-name="T358">anything</text:span><text:span text:style-name="T350"> </text:span><text:span text:style-name="T349">inanimate.</text:span></text:p>
      <text:p text:style-name="P65"/>
      <text:p text:style-name="P81"><text:span text:style-name="T396">Fuck ‘em up</text:span><text:span text:style-name="T390"> –</text:span><text:span text:style-name="T264"> </text:span><text:span text:style-name="T265">You want </text:span><text:span text:style-name="T270">someone</text:span><text:span text:style-name="T269"> to </text:span><text:span text:style-name="T367">⌞</text:span><text:span text:style-name="T395">take harm</text:span><text:span text:style-name="T332"> </text:span><text:span text:style-name="T337">and maybe die</text:span><text:span text:style-name="T265">, </text:span><text:span text:style-name="T266">so y</text:span><text:span text:style-name="T257">ou </text:span><text:span text:style-name="T268">make</text:span><text:span text:style-name="T267"> it happen.</text:span></text:p>
      <text:p text:style-name="P66"/>
      <text:p text:style-name="P51"><text:span text:style-name="T397">Compel compliance</text:span><text:span text:style-name="T384"> – </text:span><text:span text:style-name="T328">You want </text:span><text:span text:style-name="T348">someone</text:span><text:span text:style-name="T328"> </text:span><text:span text:style-name="T333">to </text:span><text:span text:style-name="T328">do </text:span><text:span text:style-name="T336">your will</text:span><text:span text:style-name="T328">, so you </text:span><text:span text:style-name="T335">direct, </text:span><text:span text:style-name="T334">entice, </text:span><text:span text:style-name="T329">coerce, </text:span><text:span text:style-name="T330">or force </text:span><text:span text:style-name="T331">them</text:span><text:span text:style-name="T328">.</text:span></text:p>
      <text:p text:style-name="P23"/>
      <text:p text:style-name="P50"><text:span text:style-name="T94">Make it chooch</text:span><text:span text:style-name="T100"> –</text:span><text:span text:style-name="T104"> </text:span><text:span text:style-name="T122">You want a </text:span><text:span text:style-name="T117">broken, </text:span><text:span text:style-name="T119">unreliable,</text:span><text:span text:style-name="T117"> </text:span><text:span text:style-name="T116">or unfamiliar </text:span><text:span text:style-name="T128">mechanism or </text:span><text:span text:style-name="T104">artifact </text:span><text:span text:style-name="T124">to</text:span><text:span text:style-name="T104"> do </text:span><text:span text:style-name="T122">something useful</text:span><text:span text:style-name="T104">, </text:span><text:span text:style-name="T122">so you </text:span><text:span text:style-name="T125">roll up your sleeves </text:span><text:span text:style-name="T127">and</text:span><text:span text:style-name="T125"> </text:span><text:span text:style-name="T122">get to </text:span><text:span text:style-name="T123">work</text:span><text:span text:style-name="T126">.</text:span></text:p>
      <text:p text:style-name="P23"/>
      <text:p text:style-name="P28"><text:span text:style-name="T91">Go apeshit</text:span> –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67"/>
      <text:p text:style-name="P78"><text:span text:style-name="T95">Get out the way</text:span> –<text:span text:style-name="T4"> </text:span><text:span text:style-name="T51">You don’t want to </text:span><text:span text:style-name="T133">⌞</text:span><text:span text:style-name="T84">take harm</text:span><text:span text:style-name="T121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24"/>
      <text:p text:style-name="P31"><text:span text:style-name="T96">Parkour!</text:span><text:span text:style-name="T5"> –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4"/>
      <text:p text:style-name="P26"><text:span text:style-name="T91">Medic!</text:span> –<text:span text:style-name="T4"> </text:span><text:span text:style-name="T129">You want to stabilize </text:span><text:span text:style-name="T130">or improve </text:span><text:span text:style-name="T129">someone’s health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68"/>
      <text:p text:style-name="P25"><text:span text:style-name="T91">Scope </text:span><text:span text:style-name="T97">it out</text:span> –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25"/>
      <text:p text:style-name="P29"><text:span text:style-name="T91">Connect the dots</text:span> –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22"/>
      <text:p text:style-name="P30"><text:span text:style-name="T98">Schmooze ‘em</text:span><text:span text:style-name="T400"> –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8"/>
      <text:p text:style-name="P49"><text:span text:style-name="T91">Fool ‘em</text:span> –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47"/>
      <text:p text:style-name="P54"><text:span text:style-name="T154">Go dark</text:span><text:span text:style-name="T223"> –</text:span><text:span text:style-name="T224"> </text:span><text:span text:style-name="T228">You want to avoid the consequences of discovery or detection, </text:span><text:span text:style-name="T229">so you take precautions or </text:span><text:span text:style-name="T230">special </text:span><text:span text:style-name="T229">care.</text:span></text:p>
      <text:h text:style-name="P107" text:outline-level="1">Special Moves</text:h>
      <text:p text:style-name="P86"><text:span text:style-name="T91">Resist consequences</text:span> –<text:span text:style-name="T4"> </text:span><text:span text:style-name="T71">If y</text:span><text:span text:style-name="T156">ou don’t like the consequences or complications the GM </text:span><text:span text:style-name="T197">describes</text:span><text:span text:style-name="T156"> </text:span><text:span text:style-name="T162">when you </text:span><text:span text:style-name="T192">get</text:span><text:span text:style-name="T156"> </text:span><text:span text:style-name="T253">🡖🡓</text:span><text:span text:style-name="T157"> </text:span><text:span text:style-name="T170">on a </text:span><text:span text:style-name="T198">⌞</text:span><text:span text:style-name="T170">story move⌝,</text:span><text:span text:style-name="T157"> </text:span><text:span text:style-name="T158">speak up and </text:span><text:span text:style-name="T203">s</text:span><text:span text:style-name="T202">pend 1 Resist</text:span><text:span text:style-name="T169"> to </text:span><text:span text:style-name="T159">insist they invent something less drastic </text:span><text:span text:style-name="T160">instead. </text:span><text:span text:style-name="T161">This isn’t the same as </text:span><text:span text:style-name="T198">⌞</text:span><text:span text:style-name="T145">dispute fiction⌝</text:span><text:span text:style-name="T161">; resist consequences whenever you think it’s </text:span><text:span text:style-name="T164">advantageous</text:span><text:span text:style-name="T161"> </text:span><text:span text:style-name="T163">in-game.</text:span></text:p>
      <text:p text:style-name="P4"/>
      <text:p text:style-name="P87"><text:span text:style-name="T92">Buy </text:span><text:span text:style-name="T91">Resist</text:span> –<text:span text:style-name="T4"> </text:span><text:span text:style-name="T80">Any time you make a </text:span><text:span text:style-name="T198">⌞</text:span><text:span text:style-name="T131">story move⌝ and get</text:span><text:span text:style-name="T80"> </text:span><text:span text:style-name="T255">🡕</text:span><text:span text:style-name="T253">🡒</text:span><text:span text:style-name="T252">,</text:span><text:span text:style-name="T157"> </text:span><text:span text:style-name="T171">you </text:span><text:span text:style-name="T172">can </text:span><text:span text:style-name="T171">announce that you wish to convert it to </text:span><text:span text:style-name="T253">🡖</text:span><text:span text:style-name="T157"> </text:span><text:span text:style-name="T171">and restore 1 Resist.</text:span></text:p>
      <text:p text:style-name="P69"/>
      <text:p text:style-name="P104"><text:span text:style-name="T153">Lead the group</text:span><text:span text:style-name="T404"> – </text:span><text:span text:style-name="T135">Spend 1 Resist. </text:span><text:span text:style-name="T421">Y</text:span><text:span text:style-name="T420">ou lead </text:span><text:span text:style-name="T422">others </text:span><text:span text:style-name="T420">in a </text:span><text:span text:style-name="T219">⌞</text:span><text:span text:style-name="T135">story move⌝ </text:span><text:span text:style-name="T137">where you’ll succeed or fail as a group</text:span><text:span text:style-name="T135">. </text:span><text:span text:style-name="T136">You r</text:span><text:span text:style-name="T135">oll the move as normal</text:span><text:span text:style-name="T141"> </text:span><text:span text:style-name="T136">and everyone canonically shares your result</text:span><text:span text:style-name="T135">.</text:span></text:p>
      <text:p text:style-name="P74"/>
      <text:p text:style-name="P52"><text:span text:style-name="T216">If you get </text:span><text:span text:style-name="T221">🡕🡒🡖</text:span><text:span text:style-name="T213">, b</text:span><text:span text:style-name="T208">efore you proceed with the story, everyone else rolls the same story move. </text:span><text:span text:style-name="T209">T</text:span><text:span text:style-name="T208">hey are free to describe </text:span><text:span text:style-name="T209">their actions </text:span><text:span text:style-name="T208">individually, </text:span><text:span text:style-name="T210">along with </text:span><text:span text:style-name="T208">what </text:span><text:span text:style-name="T218">aptitudes</text:span><text:span text:style-name="T208"> they’re </text:span><text:span text:style-name="T218">exercising</text:span><text:span text:style-name="T208">. </text:span><text:span text:style-name="T212">Their results don’t change the narrative, but i</text:span><text:span text:style-name="T208">f everyone </text:span><text:span text:style-name="T217">rolls</text:span><text:span text:style-name="T208"> </text:span><text:span text:style-name="T221">🡕🡒🡖</text:span><text:span text:style-name="T254">,</text:span><text:span text:style-name="T206"> </text:span><text:span text:style-name="T208">you </text:span><text:span text:style-name="T211">restore</text:span><text:span text:style-name="T208"> 1 Resist.</text:span></text:p>
      <text:p text:style-name="P4"/>
      <text:p text:style-name="P4"/>
      <text:p text:style-name="P105"><text:span text:style-name="T91">Take harm</text:span> – <text:span text:style-name="T81">You take </text:span><text:span text:style-name="T198">⌞</text:span><text:span text:style-name="T132">harm</text:span><text:span text:style-name="T175">⌝</text:span><text:span text:style-name="T81"> when you’re injured or hurt in some way (or if a move says so). </text:span><text:span text:style-name="T173">Unless a move says specifically how much harm </text:span><text:span text:style-name="T176">you take</text:span><text:span text:style-name="T173">, </text:span><text:span text:style-name="T174">use the scale </text:span><text:span text:style-name="T175">under harm in the Meta playbook.</text:span></text:p>
      <text:p text:style-name="P70"/>
      <text:p text:style-name="P10"><text:span text:style-name="T175">W</text:span><text:span text:style-name="T155">hen you take harm, </text:span><text:span text:style-name="T182">take these steps:</text:span></text:p>
      <text:p text:style-name="P71"/>
      <text:list xml:id="list3092255436" text:style-name="L1">
        <text:list-item>
          <text:p text:style-name="P91"><text:span text:style-name="T155">Make any moves you </text:span><text:span text:style-name="T222">can</text:span><text:span text:style-name="T155"> make.</text:span></text:p>
        </text:list-item>
        <text:list-item>
          <text:p text:style-name="P92"><text:span text:style-name="T155">Make any moves you </text:span><text:span text:style-name="T222">must</text:span><text:span text:style-name="T155"> make.</text:span></text:p>
        </text:list-item>
        <text:list-item>
          <text:p text:style-name="P97"><text:span text:style-name="T182">Decide </text:span><text:span text:style-name="T183">if you have ⌞armor⌝ that </text:span><text:span text:style-name="T184">applies</text:span><text:span text:style-name="T183">.</text:span></text:p>
        </text:list-item>
        <text:list-item>
          <text:p text:style-name="P93"><text:span text:style-name="T178">If </text:span><text:span text:style-name="T185">now </text:span><text:span text:style-name="T195">you take harm</text:span><text:span text:style-name="T186"> </text:span><text:span text:style-name="T178">≤ 0, </text:span><text:span text:style-name="T179">this move is over. </text:span><text:span text:style-name="T187">Otherwise continue.</text:span></text:p>
        </text:list-item>
        <text:list-item>
          <text:p text:style-name="P94"><text:span text:style-name="T179">T</text:span><text:span text:style-name="T155">ell the GM how much harm you’re taking. They’ll roll </text:span><text:span text:style-name="T194">some dice </text:span><text:span text:style-name="T155">and </text:span><text:span text:style-name="T188">say </text:span><text:span text:style-name="T155">if </text:span><text:span text:style-name="T189">anything changes.</text:span></text:p>
        </text:list-item>
        <text:list-item>
          <text:p text:style-name="P98">Write down any status you may have gotten.</text:p>
        </text:list-item>
        <text:list-item>
          <text:p text:style-name="P98">Lose 1 health for each harm.</text:p>
        </text:list-item>
        <text:list-item>
          <text:p text:style-name="P95"><text:span text:style-name="T155">If you have 0 health, ⌞</text:span><text:span text:style-name="T144">you die⌝</text:span><text:span text:style-name="T155"> </text:span><text:span text:style-name="T191">and this </text:span><text:span text:style-name="T190">move is over.</text:span></text:p>
        </text:list-item>
        <text:list-item>
          <text:p text:style-name="P96"><text:span text:style-name="T155">Make any moves you </text:span><text:span text:style-name="T222">must</text:span><text:span text:style-name="T155"> make when you lose health (vs take harm).</text:span></text:p>
        </text:list-item>
      </text:list>
      <text:p text:style-name="P75"/>
      <text:p text:style-name="P84"><text:span text:style-name="T204">A</text:span><text:span text:style-name="T201">rmor –</text:span><text:span text:style-name="T155"> Armor is </text:span><text:span text:style-name="T177">worn</text:span><text:span text:style-name="T155"> to protect you from </text:span><text:span text:style-name="T198">⌞</text:span><text:span text:style-name="T155">harm⌝. </text:span><text:span text:style-name="T177">Armor has a rating in the range 1-3. </text:span><text:span text:style-name="T181">If it would make sense for your armor to protect you from the kind of harm you’re taking, reduce the harm by the armor’s rating.</text:span></text:p>
      <text:p text:style-name="P76"/>
      <text:p text:style-name="P46"><text:span text:style-name="T178">When determining the rating of armor, look at the </text:span><text:span text:style-name="T199">harm </text:span><text:span text:style-name="T178">scale and decide what </text:span><text:span text:style-name="T196">severity</text:span><text:span text:style-name="T180"> </text:span><text:span text:style-name="T178">of injury the armor would protect you from.</text:span></text:p>
      <text:p text:style-name="P53"/>
      <text:p text:style-name="P88"><text:span text:style-name="T91">You die</text:span> – <text:span text:style-name="T4">You’ve lost your last </text:span><text:span text:style-name="T198">⌞</text:span><text:span text:style-name="T4">health⌝ or a move says </text:span><text:span text:style-name="T113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42"/>
      <text:p text:style-name="P9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9">⌞</text:span><text:span text:style-name="T4">status⌝ of the GM’s choice. </text:span><text:span text:style-name="T16">Explain what happened </text:span><text:span text:style-name="T18">to the group.</text:span></text:p>
      <text:p text:style-name="P59"/>
      <text:p text:style-name="P5"/>
      <text:p text:style-name="P55"><text:span text:style-name="T93">Earn </text:span><text:span text:style-name="T91">XP</text:span> –<text:span text:style-name="T4"> </text:span><text:span text:style-name="T26">When you finish a play session</text:span><text:span text:style-name="T405">, </text:span><text:span text:style-name="T406">it’s time to </text:span><text:span text:style-name="T414">decide</text:span><text:span text:style-name="T406"> what ⌞XP⌝ you’ve earned</text:span><text:span text:style-name="T412">. </text:span><text:span text:style-name="T406">Talk as a group about this: maybe they remember something you forgot. </text:span><text:span text:style-name="T407">Ultimately, though, it’s up to you.</text:span></text:p>
      <text:p text:style-name="P82"/>
      <text:p text:style-name="P7"><text:span text:style-name="T407">Y</text:span><text:span text:style-name="T404">ou get 1 XP for each item </text:span><text:span text:style-name="T417">below that</text:span><text:span text:style-name="T404"> you </text:span><text:span text:style-name="T413">(not the GM) </text:span><text:span text:style-name="T404">think is true for this play session. </text:span><text:span text:style-name="T418">Y</text:span><text:span text:style-name="T417">ou can only take </text:span><text:span text:style-name="T418">each item </text:span><text:span text:style-name="T417">once, even if you did the thing multiple times in the session.</text:span></text:p>
      <text:p text:style-name="P83"/>
      <text:list xml:id="list2933924489" text:style-name="L2">
        <text:list-item>
          <text:p text:style-name="P103"><text:span text:style-name="T423">A</text:span><text:span text:style-name="T404">t no point did </text:span><text:span text:style-name="T86">⌞you die⌝</text:span><text:span text:style-name="T134">.</text:span></text:p>
        </text:list-item>
        <text:list-item>
          <text:p text:style-name="P99"><text:span text:style-name="T423">Y</text:span><text:span text:style-name="T404">ou made a particularly badass </text:span><text:span text:style-name="T426">or clutch</text:span><text:span text:style-name="T404"> </text:span><text:span text:style-name="T134">⌞</text:span><text:span text:style-name="T139">story move⌝</text:span><text:span text:style-name="T404"> that </text:span><text:span text:style-name="T411">reinforced your</text:span><text:span text:style-name="T408"> Concept.</text:span></text:p>
        </text:list-item>
        <text:list-item>
          <text:p text:style-name="P100"><text:span text:style-name="T423">Y</text:span><text:span text:style-name="T404">ou </text:span><text:span text:style-name="T410">suffered</text:span><text:span text:style-name="T404"> a particularly painful (or hilarious) blunder </text:span><text:span text:style-name="T415">as a result of</text:span><text:span text:style-name="T404"> </text:span><text:span text:style-name="T409">playing to your Concept—</text:span><text:span text:style-name="T424">this </text:span><text:span text:style-name="T142">doesn’t</text:span><text:span text:style-name="T424"> have to be a </text:span><text:span text:style-name="T425">failed roll.</text:span></text:p>
        </text:list-item>
        <text:list-item>
          <text:p text:style-name="P101"><text:span text:style-name="T423">Y</text:span><text:span text:style-name="T404">ou </text:span><text:span text:style-name="T416">made </text:span><text:span text:style-name="T433">a </text:span><text:span text:style-name="T140">⌞</text:span><text:span text:style-name="T138">story move⌝ </text:span><text:span text:style-name="T416">to pursue</text:span><text:span text:style-name="T404"> </text:span><text:span text:style-name="T419">a </text:span><text:span text:style-name="T404">Drive.</text:span></text:p>
        </text:list-item>
        <text:list-item>
          <text:p text:style-name="P102"><text:span text:style-name="T404">You offer the GM </text:span><text:span text:style-name="T429">honest-</text:span><text:span text:style-name="T428">but-</text:span><text:span text:style-name="T430">g</text:span><text:span text:style-name="T404">entle constructive </text:span><text:span text:style-name="T432">feedback </text:span><text:span text:style-name="T404">when the</text:span><text:span text:style-name="T427">y do </text:span><text:span text:style-name="T431">GM </text:span><text:span text:style-name="T404">XP.</text:span></text:p>
        </text:list-item>
      </text:list>
      <text:p text:style-name="P6"/>
      <text:p text:style-name="P89"><text:span text:style-name="T93">Level up</text:span><text:span text:style-name="T434"> –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5">ill </text:span><text:span text:style-name="T238">a </text:span><text:span text:style-name="T226">○ </text:span><text:span text:style-name="T231">in your playbook—</text:span><text:span text:style-name="T234">y</text:span><text:span text:style-name="T227">ou must fulfill all other criteria to buy the item.</text:span><text:span text:style-name="T193"> </text:span><text:span text:style-name="T205">🗣 </text:span><text:span text:style-name="T242">Instead</text:span><text:span text:style-name="T232"> of </text:span><text:span text:style-name="T236">buy</text:span><text:span text:style-name="T237">ing </text:span><text:span text:style-name="T233">a </text:span><text:span text:style-name="T226">○</text:span><text:span text:style-name="T232">, </text:span><text:span text:style-name="T235">the GM </text:span><text:span text:style-name="T239">might let you buy </text:span><text:span text:style-name="T240">or remove a permanent </text:span><text:span text:style-name="T219">⌞</text:span><text:span text:style-name="T240">status⌝</text:span><text:span text:style-name="T241">. </text:span><text:span text:style-name="T244">You </text:span><text:span text:style-name="T243">probably </text:span><text:span text:style-name="T244">can’t </text:span><text:span text:style-name="T243">buy a </text:span><text:span text:style-name="T207">△, </text:span><text:span text:style-name="T214">but you could ask </text:span><text:span text:style-name="T215">anyway.</text:span>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31:22.718494807</dc:date>
    <meta:editing-duration>P9DT14H3M52S</meta:editing-duration>
    <meta:editing-cycles>3370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0" meta:word-count="1361" meta:character-count="7513" meta:non-whitespace-character-count="6201"/>
  </office:meta>
</office:document-meta>
</file>